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f84b1" officeooo:paragraph-rsid="000f84b1"/>
    </style:style>
    <style:style style:name="P2" style:family="paragraph" style:parent-style-name="Text_20_body"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rsid="000f84b1" officeooo:paragraph-rsid="000f84b1" style:text-blinking="false" fo:background-color="#ffffff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bookmark text:name="docs-internal-guid-e3f839d3-7fff-5569-a0be-bbec8c9e9683"/>OBSTACLES <text:s/>Frontend<text:line-break/><text:line-break/>Ich hatte keine grosse Mühe mit dem Frontend, einzig Bootstrap und Laravel hat meinen Fortschritt aufgehalten.<text:line-break/>War eine gute Übung für mich (Hamza) und einen guten Einblick wie etwa ein Blog funktioniert (Datenbank, Backend etc)<text:line-break/><text:line-break/>Ich bin zufrieden wie die Page aussieht (Farbe, Layout usw)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0-07T10:54:26.803528838</meta:creation-date>
    <dc:date>2021-10-07T10:57:13.456367121</dc:date>
    <meta:editing-duration>PT2M47S</meta:editing-duration>
    <meta:editing-cycles>1</meta:editing-cycles>
    <meta:document-statistic meta:table-count="0" meta:image-count="0" meta:object-count="0" meta:page-count="1" meta:paragraph-count="1" meta:word-count="47" meta:character-count="310" meta:non-whitespace-character-count="261"/>
    <meta:generator>LibreOffice/6.0.7.3$Linux_X86_64 LibreOffice_project/00m0$Build-3</meta:generator>
  </office:meta>
</office:document-meta>
</file>